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a1467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53cm" svg:stroke-color="#069a2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Dash_20__28_Rounded_29_" svg:stroke-width="0.053cm" svg:stroke-color="#666666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158466" draw:fill-color="#15846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bf0041" draw:textarea-horizontal-align="justify" draw:textarea-vertical-align="middle" draw:auto-grow-height="false" fo:min-height="0.011cm" fo:min-width="0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011cm" fo:min-width="0cm"/>
    </style:style>
    <style:style style:name="gr9" style:family="graphic" style:parent-style-name="standard">
      <style:graphic-properties svg:stroke-color="#2a6099" draw:fill="none" loext:fill-use-slide-background="false" draw:textarea-horizontal-align="justify" draw:textarea-vertical-align="middle" draw:auto-grow-height="false" fo:min-height="1.154cm" fo:min-width="4.521cm" fo:wrap-option="wrap"/>
      <style:paragraph-properties style:writing-mode="lr-tb"/>
    </style:style>
    <style:style style:name="gr10" style:family="graphic" style:parent-style-name="standard">
      <style:graphic-properties svg:stroke-color="#00a933" draw:fill="none" loext:fill-use-slide-background="false" draw:textarea-horizontal-align="justify" draw:textarea-vertical-align="middle" draw:auto-grow-height="false" fo:min-height="0.582cm" fo:min-width="4.466cm" fo:wrap-option="wrap"/>
      <style:paragraph-properties style:writing-mode="lr-tb"/>
    </style:style>
    <style:style style:name="gr11" style:family="graphic" style:parent-style-name="standard">
      <style:graphic-properties svg:stroke-color="#00a933" draw:fill="none" loext:fill-use-slide-background="false" draw:textarea-horizontal-align="justify" draw:textarea-vertical-align="middle" draw:auto-grow-height="false" fo:min-height="0.968cm" fo:min-width="4.118cm" fo:wrap-option="wrap"/>
      <style:paragraph-properties style:writing-mode="lr-tb"/>
    </style:style>
    <style:style style:name="gr12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.137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6" style:family="graphic" style:parent-style-name="objectwithoutfill">
      <style:graphic-properties svg:stroke-width="0.035cm" svg:stroke-color="#00a933" draw:marker-start-width="0.252cm" draw:marker-end="Extrémités_20_de_20_flèche_20_2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2a6099" draw:marker-start-width="0.252cm" draw:marker-end="Extrémités_20_de_20_flèche_20_2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 style:list-style-name="L1">
      <style:graphic-properties svg:stroke-color="#00a933" draw:fill="none" loext:fill-use-slide-background="false" draw:textarea-horizontal-align="justify" draw:textarea-vertical-align="middle" draw:auto-grow-height="false" fo:min-height="1.45cm" fo:min-width="4.875cm"/>
      <style:paragraph-properties style:writing-mode="lr-tb"/>
    </style:style>
    <style:style style:name="gr19" style:family="graphic" style:parent-style-name="standard" style:list-style-name="L1">
      <style:graphic-properties svg:stroke-color="#00a933" draw:fill="none" loext:fill-use-slide-background="false" draw:textarea-horizontal-align="justify" draw:textarea-vertical-align="middle" draw:auto-grow-height="false" fo:min-height="1.45cm" fo:min-width="4.875cm"/>
      <style:paragraph-properties style:writing-mode="lr-tb"/>
    </style:style>
    <style:style style:name="gr20" style:family="graphic" style:parent-style-name="standard">
      <style:graphic-properties svg:stroke-color="#bf0041" draw:fill="none" loext:fill-use-slide-background="false" draw:textarea-horizontal-align="justify" draw:textarea-vertical-align="middle" draw:auto-grow-height="false" fo:min-height="0.968cm" fo:min-width="3.575cm" fo:wrap-option="wrap"/>
      <style:paragraph-properties style:writing-mode="lr-tb"/>
    </style:style>
    <style:style style:name="gr21" style:family="graphic" style:parent-style-name="objectwithoutfill">
      <style:graphic-properties svg:stroke-width="0.035cm" svg:stroke-color="#bf0041" draw:marker-start-width="0.252cm" draw:marker-end="Extrémités_20_de_20_flèche_20_2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fo:min-height="0.63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4" style:family="graphic" style:parent-style-name="standard" style:list-style-name="L1">
      <style:graphic-properties svg:stroke-color="#00a933" draw:fill="none" loext:fill-use-slide-background="false" draw:textarea-horizontal-align="justify" draw:textarea-vertical-align="middle" draw:auto-grow-height="false" fo:min-height="1.45cm" fo:min-width="4.8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58466"/>
      <style:paragraph-properties fo:text-align="center"/>
    </style:style>
    <style:style style:name="P3" style:family="paragraph">
      <loext:graphic-properties draw:fill-color="#bf0041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 style:writing-mode="lr-tb"/>
      <style:text-properties fo:font-size="10pt"/>
    </style:style>
    <style:style style:name="P6" style:family="paragraph">
      <loext:graphic-properties draw:fill="none"/>
      <style:paragraph-properties fo:text-align="center" style:writing-mode="lr-tb"/>
      <style:text-properties fo:font-size="10pt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6pt"/>
    </style:style>
    <style:style style:name="P10" style:family="paragraph">
      <loext:graphic-properties draw:fill="none" draw:fill-color="#ffffff"/>
      <style:paragraph-properties style:writing-mode="lr-tb"/>
      <style:text-properties fo:color="#800080" loext:opacity="100%" loext:color-lum-mod="100%" loext:color-lum-off="0%" fo:font-size="6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/>
    </style:style>
    <style:style style:name="T4" style:family="text">
      <style:text-properties fo:color="#800080" loext:opacity="100%" fo:font-size="6pt"/>
    </style:style>
    <style:style style:name="T5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SIG" svg:x1="9.057cm" svg:y1="15.672cm" svg:x2="6.594cm" svg:y2="9.118cm">
          <text:p/>
        </draw:line>
        <draw:path draw:style-name="gr2" draw:text-style-name="P1" draw:layer="SIG" svg:width="7.753cm" svg:height="15.066cm" svg:x="8.487cm" svg:y="6.1cm" svg:viewBox="0 0 7754 15067" svg:d="M1608 270c-1322-834-1608 530-1608 530l407 1750 529 1832 834 2177 957 2667 1119 3236 550 1546 244 428 631 427 773 204 774-163 285-265 447-793 204-652v-773l-1160-2280-1465-2523-754-1730c-1791-3155-2014-3562-2238-4417z">
          <text:p/>
        </draw:path>
        <draw:polyline draw:style-name="gr3" draw:text-style-name="P1" draw:layer="SIG" svg:width="13.56cm" svg:height="0.384cm" draw:transform="rotate (-1.18769655598214) translate (9.51619362580865cm 6.47881126026948cm)" svg:viewBox="0 0 13561 385" draw:points="0,255 869,385 3632,335 9713,0 13561,256">
          <text:p/>
        </draw:polyline>
        <draw:line draw:style-name="gr1" draw:text-style-name="P1" draw:layer="SIG" svg:x1="9.058cm" svg:y1="15.672cm" svg:x2="11.519cm" svg:y2="21.899cm">
          <text:p/>
        </draw:line>
        <draw:line draw:style-name="gr1" draw:text-style-name="P1" draw:layer="SIG" svg:x1="12.639cm" svg:y1="24.423cm" svg:x2="11.52cm" svg:y2="21.9cm">
          <text:p/>
        </draw:line>
        <draw:line draw:style-name="gr1" draw:text-style-name="P1" draw:layer="SIG" svg:x1="9.059cm" svg:y1="15.673cm" svg:x2="11.52cm" svg:y2="21.9cm">
          <text:p/>
        </draw:line>
        <draw:line draw:style-name="gr1" draw:text-style-name="P1" draw:layer="SIG" svg:x1="5.23cm" svg:y1="5.352cm" svg:x2="6.595cm" svg:y2="9.118cm">
          <text:p/>
        </draw:line>
        <draw:line draw:style-name="gr1" draw:text-style-name="P1" draw:layer="SIG" svg:x1="4.538cm" svg:y1="10.441cm" svg:x2="6.595cm" svg:y2="9.118cm">
          <text:p/>
        </draw:line>
        <draw:line draw:style-name="gr4" draw:text-style-name="P1" draw:layer="SIG" svg:x1="9.25cm" svg:y1="15.578cm" svg:x2="12.354cm" svg:y2="14.389cm">
          <text:p/>
        </draw:line>
        <draw:line draw:style-name="gr4" draw:text-style-name="P1" draw:layer="SIG" svg:x1="7.896cm" svg:y1="19.729cm" svg:x2="13.034cm" svg:y2="17.788cm">
          <text:p/>
        </draw:line>
        <draw:line draw:style-name="gr4" draw:text-style-name="P1" draw:layer="SIG" svg:x1="9.068cm" svg:y1="22.845cm" svg:x2="13.717cm" svg:y2="19.05cm">
          <text:p/>
        </draw:line>
        <draw:polyline draw:style-name="gr4" draw:text-style-name="P1" draw:layer="SIG" svg:width="3.815cm" svg:height="0.251cm" draw:transform="rotate (0.819257550886138) translate (11.7018314092391cm 21.8988424561783cm)" svg:viewBox="0 0 3816 252" draw:points="0,0 596,252 3816,0">
          <text:p/>
        </draw:polyline>
        <draw:line draw:style-name="gr5" draw:text-style-name="P1" draw:layer="SIG" svg:x1="7.384cm" svg:y1="18.538cm" svg:x2="9.428cm" svg:y2="23.8cm">
          <text:p/>
        </draw:line>
        <draw:custom-shape draw:style-name="gr6" draw:text-style-name="P2" draw:layer="SIG" svg:width="0.194cm" svg:height="0.194cm" svg:x="14.217cm" svg:y="19.0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SIG" svg:width="0.367cm" svg:height="0.367cm" svg:x="9.646cm" svg:y="15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SIG" svg:width="0.367cm" svg:height="0.367cm" svg:x="11.377cm" svg:y="21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SIG" svg:width="0.367cm" svg:height="0.367cm" svg:x="12.109cm" svg:y="2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SIG" svg:width="0.367cm" svg:height="0.367cm" svg:x="8.894cm" svg:y="15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SIG" svg:width="0.367cm" svg:height="0.367cm" svg:x="6.431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5.421cm" svg:height="1.516cm" svg:x="10.802cm" svg:y="4.735cm">
          <text:p text:style-name="P5"><text:span text:style-name="T1">ass_gestion_pluvial_surface</text:span></text:p>
          <text:p text:style-name="P5"><text:span text:style-name="T1">Type : noue</text:span></text:p>
          <text:p text:style-name="P5"><text:span text:style-name="T1">Fonction : </text:span><text:span text:style-name="T2">infiltration</text:span></text:p>
          <draw:enhanced-geometry svg:viewBox="0 0 21600 21600" draw:text-areas="800 800 20800 20800" draw:type="round-rectangular-callout" draw:modifiers="6907.8568793803 21585.7613711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6" draw:layer="SIG" svg:width="5.362cm" svg:height="0.898cm" svg:x="12.663cm" svg:y="9.008cm">
          <text:p text:style-name="P5"><text:span text:style-name="T1">ass_engouffrement_lineaire</text:span></text:p>
          <text:p text:style-name="P5"><text:span text:style-name="T1">Type : caniveau</text:span></text:p>
          <draw:enhanced-geometry svg:viewBox="0 0 21600 21600" draw:text-areas="800 800 20800 20800" draw:type="round-rectangular-callout" draw:modifiers="7475.21909379079 20783.09232480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SIG" svg:width="4.986cm" svg:height="1.314cm" svg:x="14.857cm" svg:y="12.232cm">
          <text:p text:style-name="P5"><text:span text:style-name="T1">ass_engouffrement_point</text:span></text:p>
          <text:p text:style-name="P5"><text:span text:style-name="T1">Type : grille</text:span></text:p>
          <draw:enhanced-geometry svg:viewBox="0 0 21600 21600" draw:text-areas="800 800 20800 20800" draw:type="round-rectangular-callout" draw:modifiers="4552.15560457189 21534.2965779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7" draw:layer="SIG" svg:width="0.727cm" svg:height="0.079cm" draw:transform="rotate (0.331787090804122) translate (10.439cm 18.6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SIG" svg:width="0.727cm" svg:height="0.079cm" draw:transform="rotate (0.669159235214626) translate (11.796cm 20.46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SIG" svg:width="0.727cm" svg:height="0.079cm" draw:transform="rotate (-2.26107404595866) translate (13.754cm 19.9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draw:layer="SIG" svg:width="0.727cm" svg:height="0.079cm" draw:transform="rotate (-2.74610104508788) translate (10.903cm 15.0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8" draw:layer="SIG" svg:width="0.3cm" svg:height="0.3cm" svg:x="12.923cm" svg:y="17.6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SIG" svg:width="0.194cm" svg:height="0.194cm" svg:x="12.251cm" svg:y="14.2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SIG" svg:width="0.3cm" svg:height="0.3cm" svg:x="13.596cm" svg:y="18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9" draw:layer="SIG" svg:width="1.571cm" svg:height="0.489cm" svg:x="10.269cm" svg:y="22.092cm">
          <draw:text-box>
            <text:p><text:span text:style-name="T3">ass_regard</text:span></text:p>
          </draw:text-box>
        </draw:frame>
        <draw:frame draw:style-name="gr14" draw:text-style-name="P9" draw:layer="SIG" svg:width="1.571cm" svg:height="0.489cm" svg:x="7.459cm" svg:y="15.33cm">
          <draw:text-box>
            <text:p><text:span text:style-name="T3">ass_regard</text:span></text:p>
          </draw:text-box>
        </draw:frame>
        <draw:frame draw:style-name="gr15" draw:text-style-name="P10" draw:layer="SIG" svg:width="3.174cm" svg:height="0.727cm" draw:transform="rotate (-1.22574473367562) translate (7.958cm 12.456cm)">
          <draw:text-box>
            <text:p><text:span text:style-name="T4">ass_canalisation</text:span></text:p>
            <text:p><text:span text:style-name="T4">unitaire</text:span></text:p>
          </draw:text-box>
        </draw:frame>
        <draw:frame draw:style-name="gr14" draw:text-style-name="P9" draw:layer="SIG" svg:width="1.571cm" svg:height="0.489cm" svg:x="6.551cm" svg:y="8.683cm">
          <draw:text-box>
            <text:p><text:span text:style-name="T3">ass_regard</text:span></text:p>
          </draw:text-box>
        </draw:frame>
        <draw:line draw:style-name="gr16" draw:text-style-name="P1" draw:layer="SIG" svg:x1="15.974cm" svg:y1="13.543cm" svg:x2="12.468cm" svg:y2="14.367cm">
          <text:p/>
        </draw:line>
        <draw:line draw:style-name="gr16" draw:text-style-name="P1" draw:layer="SIG" svg:x1="15.983cm" svg:y1="13.583cm" svg:x2="14.404cm" svg:y2="18.967cm">
          <text:p/>
        </draw:line>
        <draw:line draw:style-name="gr16" draw:text-style-name="P1" draw:layer="SIG" svg:x1="15.264cm" svg:y1="9.888cm" svg:x2="11.46cm" svg:y2="11.823cm">
          <text:p/>
        </draw:line>
        <draw:line draw:style-name="gr17" draw:text-style-name="P1" draw:layer="SIG" svg:x1="13.23cm" svg:y1="6.251cm" svg:x2="10.848cm" svg:y2="8.219cm">
          <text:p/>
        </draw:line>
        <draw:custom-shape draw:style-name="gr18" draw:text-style-name="P12" draw:layer="SIG" svg:width="5.804cm" svg:height="1.836cm" svg:x="1.637cm" svg:y="13.064cm">
          <text:p text:style-name="P11"><text:span text:style-name="T1">ass_canalisation_branchement</text:span></text:p>
          <text:p text:style-name="P11"><text:span text:style-name="T1">Type : eau pluviale</text:span></text:p>
          <text:p text:style-name="P11"><text:span text:style-name="T1">Fonction : trop-plein</text:span></text:p>
          <text:p text:style-name="P11"><text:span text:style-name="T1">Contenu : eru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6" draw:text-style-name="P1" draw:layer="SIG" svg:x1="7.424cm" svg:y1="14.47cm" svg:x2="10.864cm" svg:y2="14.916cm">
          <text:p/>
        </draw:line>
        <draw:custom-shape draw:style-name="gr6" draw:text-style-name="P2" draw:layer="SIG" svg:width="0.194cm" svg:height="0.194cm" svg:x="7.762cm" svg:y="19.6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SIG" svg:width="0.194cm" svg:height="0.194cm" svg:x="8.971cm" svg:y="22.761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SIG" svg:width="2.109cm" svg:height="0.489cm" draw:transform="rotate (-1.21038583625807) translate (8.195cm 20.283cm)">
          <draw:text-box>
            <text:p><text:span text:style-name="T3">Caniveau voirie</text:span></text:p>
          </draw:text-box>
        </draw:frame>
        <draw:custom-shape draw:style-name="gr11" draw:text-style-name="P6" draw:layer="SIG" svg:width="4.986cm" svg:height="1.314cm" svg:x="2.158cm" svg:y="20.842cm">
          <text:p text:style-name="P5"><text:span text:style-name="T1">ass_engouffrement_point</text:span></text:p>
          <text:p text:style-name="P5"><text:span text:style-name="T1">Type : avaloir</text:span></text:p>
          <draw:enhanced-geometry svg:viewBox="0 0 21600 21600" draw:text-areas="800 800 20800 20800" draw:type="round-rectangular-callout" draw:modifiers="4552.15560457189 21534.2965779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" draw:layer="SIG" svg:x1="6.044cm" svg:y1="20.78cm" svg:x2="7.652cm" svg:y2="19.804cm">
          <text:p/>
        </draw:line>
        <draw:line draw:style-name="gr16" draw:text-style-name="P1" draw:layer="SIG" svg:x1="7.062cm" svg:y1="22.103cm" svg:x2="8.792cm" svg:y2="22.755cm">
          <text:p/>
        </draw:line>
        <draw:custom-shape draw:style-name="gr19" draw:text-style-name="P12" draw:layer="layout" svg:width="5.804cm" svg:height="1.836cm" svg:x="1.996cm" svg:y="16.406cm">
          <text:p text:style-name="P11"><text:span text:style-name="T1">ass_canalisation_branchement</text:span></text:p>
          <text:p text:style-name="P11"><text:span text:style-name="T1">Type : eau pluviale</text:span></text:p>
          <text:p text:style-name="P11"><text:span text:style-name="T1">Fonction : collecte</text:span></text:p>
          <text:p text:style-name="P11"><text:span text:style-name="T1">Contenu : eru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6" draw:text-style-name="P1" draw:layer="layout" svg:x1="7.858cm" svg:y1="17.545cm" svg:x2="9.688cm" svg:y2="18.997cm">
          <text:p/>
        </draw:line>
        <draw:line draw:style-name="gr16" draw:text-style-name="P1" draw:layer="layout" svg:x1="7.851cm" svg:y1="17.54cm" svg:x2="10.325cm" svg:y2="21.703cm">
          <text:p/>
        </draw:line>
        <draw:custom-shape draw:style-name="gr13" draw:text-style-name="P8" draw:layer="layout" svg:width="0.3cm" svg:height="0.3cm" svg:x="9.093cm" svg:y="15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8" draw:layer="layout" svg:width="0.3cm" svg:height="0.3cm" svg:x="11.559cm" svg:y="21.7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6" draw:layer="layout" svg:width="4.4cm" svg:height="1.314cm" svg:x="14.745cm" svg:y="23.289cm">
          <text:p text:style-name="P5"><text:span text:style-name="T1">ass_point_collecte</text:span></text:p>
          <text:p text:style-name="P5"><text:span text:style-name="T1">Type : direct</text:span></text:p>
          <draw:enhanced-geometry svg:viewBox="0 0 21600 21600" draw:text-areas="800 800 20800 20800" draw:type="round-rectangular-callout" draw:modifiers="5158.28220858896 21534.2965779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1" draw:text-style-name="P1" draw:layer="layout" svg:x1="14.741cm" svg:y1="23.548cm" svg:x2="9.998cm" svg:y2="15.592cm">
          <text:p/>
        </draw:line>
        <draw:line draw:style-name="gr21" draw:text-style-name="P1" draw:layer="layout" svg:x1="14.722cm" svg:y1="23.586cm" svg:x2="12.511cm" svg:y2="21.753cm">
          <text:p/>
        </draw:line>
        <draw:frame draw:style-name="gr22" draw:text-style-name="P13" draw:layer="layout" svg:width="0.661cm" svg:height="0.888cm" svg:x="9.053cm" svg:y="15.517cm">
          <draw:text-box>
            <text:p><text:span text:style-name="T5">1</text:span></text:p>
          </draw:text-box>
        </draw:frame>
        <draw:frame draw:style-name="gr22" draw:text-style-name="P13" draw:layer="layout" svg:width="0.661cm" svg:height="0.888cm" svg:x="11.567cm" svg:y="21.829cm">
          <draw:text-box>
            <text:p><text:span text:style-name="T5">1</text:span></text:p>
          </draw:text-box>
        </draw:frame>
        <draw:frame draw:style-name="gr22" draw:text-style-name="P13" draw:layer="layout" svg:width="0.661cm" svg:height="0.888cm" svg:x="12.966cm" svg:y="17.671cm">
          <draw:text-box>
            <text:p><text:span text:style-name="T5">2</text:span></text:p>
          </draw:text-box>
        </draw:frame>
        <draw:frame draw:style-name="gr22" draw:text-style-name="P13" draw:layer="layout" svg:width="0.661cm" svg:height="0.888cm" svg:x="13.099cm" svg:y="18.597cm">
          <draw:text-box>
            <text:p><text:span text:style-name="T5">2</text:span></text:p>
          </draw:text-box>
        </draw:frame>
        <draw:frame draw:style-name="gr23" draw:text-style-name="P14" draw:layer="layout" svg:width="7.012cm" svg:height="1.039cm" svg:x="10.527cm" svg:y="25.863cm">
          <draw:text-box>
            <text:p><text:span text:style-name="T1">1 : ass_raccord, type : piquage_direct</text:span></text:p>
            <text:p><text:span text:style-name="T1">2 : ass_raccord, type : libre</text:span></text:p>
          </draw:text-box>
        </draw:frame>
        <draw:custom-shape draw:style-name="gr24" draw:text-style-name="P12" draw:layer="layout" svg:width="5.804cm" svg:height="1.836cm" svg:x="14.602cm" svg:y="21.135cm">
          <text:p text:style-name="P11"><text:span text:style-name="T1">ass_canalisation_branchement</text:span></text:p>
          <text:p text:style-name="P11"><text:span text:style-name="T1">Type : eau pluviale</text:span></text:p>
          <text:p text:style-name="P11"><text:span text:style-name="T1">Fonction : collecte</text:span></text:p>
          <text:p text:style-name="P11"><text:span text:style-name="T1">Contenu : eru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6" draw:text-style-name="P1" draw:layer="layout" svg:x1="16.007cm" svg:y1="21.166cm" svg:x2="13.891cm" svg:y2="19.71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IG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00:10:56.422833021</meta:creation-date>
    <dc:date>2024-11-01T11:28:28.739842277</dc:date>
    <meta:editing-duration>PT2H7M13S</meta:editing-duration>
    <meta:editing-cycles>8</meta:editing-cycles>
    <meta:generator>LibreOffice/7.4.7.2$Linux_X86_64 LibreOffice_project/40$Build-2</meta:generator>
    <meta:document-statistic meta:object-count="60"/>
  </office:meta>
</office:document-meta>
</file>